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2.718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2.164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607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2.997cm"/>
    </style:style>
    <style:style style:name="co40" style:family="table-column">
      <style:table-column-properties fo:break-before="auto" style:column-width="2.775cm"/>
    </style:style>
    <style:style style:name="co4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0000" fo:border="0.002cm solid #000000"/>
    </style:style>
    <style:style style:name="ce23" style:family="table-cell" style:parent-style-name="Default">
      <style:table-cell-properties fo:background-color="#ffff00" fo:border="0.002cm solid #000000"/>
    </style:style>
    <style:style style:name="ce24" style:family="table-cell" style:parent-style-name="Default">
      <style:table-cell-properties fo:background-color="#ff6600" fo:border="0.002cm solid #000000"/>
    </style:style>
    <style:style style:name="ce28" style:family="table-cell" style:parent-style-name="Default">
      <style:table-cell-properties fo:background-color="#00cc33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ffffff" fo:border="0.002cm solid #000000"/>
    </style:style>
    <style:style style:name="ce32" style:family="table-cell" style:parent-style-name="Default">
      <style:table-cell-properties fo:background-color="#0000cc"/>
    </style:style>
    <style:style style:name="ce33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cc" fo:border="0.002cm solid #000000"/>
    </style:style>
    <style:style style:name="ce35" style:family="table-cell" style:parent-style-name="Default">
      <style:table-cell-properties fo:background-color="#9933ff" fo:border="0.002cm solid #000000"/>
    </style:style>
    <style:style style:name="ce36" style:family="table-cell" style:parent-style-name="Default">
      <style:table-cell-properties fo:background-color="#99ffcc" fo:border="0.002cm solid #000000"/>
    </style:style>
    <style:style style:name="ce37" style:family="table-cell" style:parent-style-name="Default">
      <style:table-cell-properties fo:background-color="#00cc00" fo:border="0.002cm solid #000000"/>
    </style:style>
    <style:style style:name="ce38" style:family="table-cell" style:parent-style-name="Default">
      <style:table-cell-properties fo:background-color="#9933ff" fo:wrap-option="wrap" fo:border="0.002cm solid #000000"/>
    </style:style>
    <style:style style:name="ce39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ackground-color="#ff0000" fo:wrap-option="wrap"/>
    </style:style>
    <style:style style:name="ce42" style:family="table-cell" style:parent-style-name="Default">
      <style:table-cell-properties fo:background-color="#ff6600" fo:wrap-option="wrap"/>
    </style:style>
    <style:style style:name="ce43" style:family="table-cell" style:parent-style-name="Default">
      <style:table-cell-properties fo:background-color="#ffff00" fo:wrap-option="wrap"/>
    </style:style>
    <style:style style:name="ce44" style:family="table-cell" style:parent-style-name="Default">
      <style:table-cell-properties fo:background-color="#00cc33" fo:wrap-option="wrap"/>
    </style:style>
    <style:style style:name="ce45" style:family="table-cell" style:parent-style-name="Default">
      <style:table-cell-properties fo:background-color="#99ffcc" fo:wrap-option="wrap"/>
    </style:style>
    <style:style style:name="ce46" style:family="table-cell" style:parent-style-name="Default">
      <style:table-cell-properties fo:background-color="#9933ff" fo:wrap-option="wrap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6600" fo:wrap-option="wrap" fo:border="0.002cm solid #000000"/>
    </style:style>
    <style:style style:name="ce50" style:family="table-cell" style:parent-style-name="Default">
      <style:table-cell-properties fo:background-color="#ffffff" fo:wrap-option="wrap"/>
    </style:style>
    <style:style style:name="ce51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0000" fo:border="0.002cm solid #000000"/>
    </style:style>
    <style:style style:name="ce63" style:family="table-cell" style:parent-style-name="Default" style:data-style-name="N37">
      <style:table-cell-properties fo:background-color="#ffff00" fo:border="0.002cm solid #000000"/>
    </style:style>
    <style:style style:name="ce64" style:family="table-cell" style:parent-style-name="Default" style:data-style-name="N37">
      <style:table-cell-properties fo:background-color="#ff6600" fo:border="0.002cm solid #000000"/>
    </style:style>
    <style:style style:name="ce65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 style:data-style-name="N37">
      <style:table-cell-properties fo:background-color="#ffff00" fo:border="0.002cm solid #666666"/>
    </style:style>
    <style:style style:name="ce67" style:family="table-cell" style:parent-style-name="Default" style:data-style-name="N37">
      <style:table-cell-properties fo:background-color="#00cc33" fo:border="0.002cm solid #666666"/>
    </style:style>
    <style:style style:name="ce68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9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 style:data-style-name="N37">
      <style:table-cell-properties fo:background-color="#00cc00" fo:border="0.002cm solid #666666"/>
    </style:style>
    <style:style style:name="ce71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fo:background-color="#00cc33" fo:border="0.002cm solid #000000"/>
    </style:style>
    <style:style style:name="ce73" style:family="table-cell" style:parent-style-name="Default" style:data-style-name="N37">
      <style:table-cell-properties fo:border="0.002cm solid #000000"/>
    </style:style>
    <style:style style:name="ce74" style:family="table-cell" style:parent-style-name="Default">
      <style:table-cell-properties fo:background-color="#ffff00" fo:border="0.002cm solid #666666"/>
    </style:style>
    <style:style style:name="ce75" style:family="table-cell" style:parent-style-name="Default">
      <style:table-cell-properties fo:background-color="#00cc33" fo:border="0.002cm solid #666666"/>
    </style:style>
    <style:style style:name="ce76" style:family="table-cell" style:parent-style-name="Default">
      <style:table-cell-properties fo:background-color="#00cc00" fo:border="0.002cm solid #666666"/>
    </style:style>
    <style:style style:name="ce77" style:family="table-cell" style:parent-style-name="Default">
      <style:table-cell-properties fo:background-color="#ffff00" fo:border="0.088cm solid #666666"/>
    </style:style>
  </office:automatic-styles>
  <office:body>
    <office:spreadsheet>
      <table:table table:name="График" table:style-name="ta1" table:print="false"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number-columns-repeated="3" table:default-cell-style-name="ce7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4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61" office:value-type="string">
            <text:p>Число</text:p>
          </table:table-cell>
          <table:table-cell table:style-name="ce61" office:value-type="string">
            <text:p>Подъем до 09:30 (1 буд)</text:p>
          </table:table-cell>
          <table:table-cell table:style-name="ce61" office:value-type="string">
            <text:p>Зарядка</text:p>
          </table:table-cell>
          <table:table-cell table:style-name="ce61" office:value-type="string">
            <text:p>Работа</text:p>
          </table:table-cell>
          <table:table-cell table:style-name="ce61" office:value-type="string">
            <text:p>Обучение light</text:p>
          </table:table-cell>
          <table:table-cell table:style-name="ce61" office:value-type="string">
            <text:p>Обучение hard</text:p>
          </table:table-cell>
          <table:table-cell table:style-name="ce61" office:value-type="string">
            <text:p>Спорт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Важные дела</text:p>
          </table:table-cell>
          <table:table-cell table:style-name="ce61" office:value-type="string">
            <text:p>Здоровье</text:p>
          </table:table-cell>
          <table:table-cell table:style-name="ce61" office:value-type="string">
            <text:p>Итог</text:p>
          </table:table-cell>
          <table:table-cell table:style-name="ce61"/>
          <table:table-cell table:number-columns-repeated="3"/>
        </table:table-row>
        <table:table-row table:style-name="ro7">
          <table:table-cell table:style-name="ce61" office:value-type="string">
            <text:p>Значения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1 час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20 минут</text:p>
          </table:table-cell>
          <table:table-cell table:style-name="ce61" office:value-type="string">
            <text:p>1 / 30 минут</text:p>
          </table:table-cell>
          <table:table-cell table:number-columns-repeated="2" table:style-name="ce61" office:value-type="string">
            <text:p>Опционально</text:p>
          </table:table-cell>
          <table:table-cell table:style-name="ce6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2" office:value-type="date" office:date-value="2018-04-02">
              <text:p>02.04.18</text:p>
            </table:table-cell>
            <table:table-cell table:style-name="ce22" office:value-type="float" office:value="0">
              <text:p>0</text:p>
            </table:table-cell>
            <table:table-cell table:style-name="ce22" office:value-type="float" office:value="1">
              <text:p>1</text:p>
            </table:table-cell>
            <table:table-cell table:style-name="ce22"/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2" table:style-name="ce22"/>
            <table:table-cell table:style-name="ce22" office:value-type="float" office:value="2">
              <text:p>2</text:p>
            </table:table-cell>
            <table:table-cell table:style-name="ce22"/>
            <table:table-cell table:style-name="ce22" table:formula="of:= [.B10] + [.C10] + [.D10] + [.F10] + [.G10] + [.H10] + [.I10]" office:value-type="float" office:value="5">
              <text:p>5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62" office:value-type="date" office:date-value="2018-04-03">
              <text:p>03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/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1] + [.C11] + [.D11] + [.F11] + [.G11] + [.H11] + [.I11]" office:value-type="float" office:value="4">
              <text:p>4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4-04">
              <text:p>04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number-columns-repeated="3" table:style-name="ce23" office:value-type="float" office:value="2">
              <text:p>2</text:p>
            </table:table-cell>
            <table:table-cell table:style-name="ce23"/>
            <table:table-cell table:style-name="ce23"/>
            <table:table-cell table:style-name="ce23" table:formula="of:= [.B12] + [.C12] + [.D12] + [.F12] + [.G12] + [.H12] + [.I12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4" office:value-type="date" office:date-value="2018-04-05">
              <text:p>05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3" table:style-name="ce24"/>
            <table:table-cell table:style-name="ce24"/>
            <table:table-cell table:style-name="ce24" table:formula="of:= [.B13] + [.C13] + [.D13] + [.F13] + [.G13] + [.H13] + [.I13]" office:value-type="float" office:value="7">
              <text:p>7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4-06">
              <text:p>06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 table:formula="of:= [.B14] + [.C14] + [.D14] + [.F14] + [.G14] + [.H14] + [.I14]" office:value-type="float" office:value="9">
              <text:p>9</text:p>
            </table:table-cell>
            <table:table-cell table:style-name="ce23"/>
            <table:table-cell table:number-columns-repeated="3"/>
          </table:table-row>
        </table:table-row-group>
        <table:table-row-group>
          <table:table-row table:style-name="ro12">
            <table:table-cell table:style-name="ce65" office:value-type="string">
              <text:p>Неделя</text:p>
            </table:table-cell>
            <table:table-cell table:style-name="ce65" table:formula="of:= ([.B10] + [.B11] + [.B12] + [.B13] + [.B14]) / 5" office:value-type="float" office:value="0.8">
              <text:p>0,8</text:p>
            </table:table-cell>
            <table:table-cell table:style-name="ce65" table:formula="of:= ([.C10] + [.C11] + [.C12] + [.C13] + [.C14]) / 5" office:value-type="float" office:value="1">
              <text:p>1</text:p>
            </table:table-cell>
            <table:table-cell table:style-name="ce65" table:formula="of:= ([.D10] + [.D11] + [.D12] + [.D13] + [.D14]) / 5" office:value-type="float" office:value="1.8">
              <text:p>1,8</text:p>
            </table:table-cell>
            <table:table-cell table:style-name="ce65"/>
            <table:table-cell table:style-name="ce65" table:formula="of:= ([.F10] + [.F11] + [.F12] + [.F13] + [.F14]) / 5" office:value-type="float" office:value="2">
              <text:p>2</text:p>
            </table:table-cell>
            <table:table-cell table:style-name="ce65" table:formula="of:= ([.G10] + [.G11] + [.G12] + [.G13] + [.G14]) / 5" office:value-type="float" office:value="0.4">
              <text:p>0,4</text:p>
            </table:table-cell>
            <table:table-cell table:style-name="ce65" table:formula="of:= ([.H10] + [.H11] + [.H12] + [.H13] + [.H14]) / 5" office:value-type="float" office:value="0.6">
              <text:p>0,6</text:p>
            </table:table-cell>
            <table:table-cell table:style-name="ce65" table:formula="of:= ([.I10] + [.I11] + [.I12] + [.I13] + [.I14]) / 5" office:value-type="float" office:value="0.6">
              <text:p>0,6</text:p>
            </table:table-cell>
            <table:table-cell table:style-name="ce65"/>
            <table:table-cell table:style-name="ce65" table:formula="of:= ([.K10] + [.K11] + [.K12] + [.K13] + [.K14]) / 5" office:value-type="float" office:value="7.2">
              <text:p>7,2</text:p>
            </table:table-cell>
            <table:table-cell table:style-name="ce6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6" office:value-type="date" office:date-value="2018-04-09">
                <text:p>09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4">
                <text:p>4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style-name="ce74"/>
              <table:table-cell table:style-name="ce74" office:value-type="float" office:value="1">
                <text:p>1</text:p>
              </table:table-cell>
              <table:table-cell table:style-name="ce74"/>
              <table:table-cell table:style-name="ce74"/>
              <table:table-cell table:style-name="ce74" table:formula="of:= [.B16] + [.C16] + [.D16] + [.F16] + [.G16] + [.H16] + [.I16]" office:value-type="float" office:value="9">
                <text:p>9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10">
                <text:p>10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4">
                <text:p>4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style-name="ce74"/>
              <table:table-cell table:style-name="ce74" office:value-type="float" office:value="1">
                <text:p>1</text:p>
              </table:table-cell>
              <table:table-cell table:style-name="ce74"/>
              <table:table-cell table:style-name="ce74"/>
              <table:table-cell table:style-name="ce74" table:formula="of:= [.B17] + [.C17] + [.D17] + [.F17] + [.G17] + [.H17] + [.I17]" office:value-type="float" office:value="9">
                <text:p>9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1">
                <text:p>11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6">
                <text:p>6</text:p>
              </table:table-cell>
              <table:table-cell table:style-name="ce75"/>
              <table:table-cell table:style-name="ce75" office:value-type="float" office:value="3">
                <text:p>3</text:p>
              </table:table-cell>
              <table:table-cell table:style-name="ce75" office:value-type="float" office:value="2">
                <text:p>2</text:p>
              </table:table-cell>
              <table:table-cell table:style-name="ce75"/>
              <table:table-cell table:style-name="ce75" office:value-type="float" office:value="1">
                <text:p>1</text:p>
              </table:table-cell>
              <table:table-cell table:style-name="ce75"/>
              <table:table-cell table:style-name="ce75" table:formula="of:= [.B18] + [.C18] + [.D18] + [.F18] + [.G18] + [.H18] + [.I18]" office:value-type="float" office:value="14">
                <text:p>14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12">
                <text:p>12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3">
                <text:p>3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number-columns-repeated="2" table:style-name="ce74"/>
              <table:table-cell table:style-name="ce74" office:value-type="float" office:value="3">
                <text:p>3</text:p>
              </table:table-cell>
              <table:table-cell table:style-name="ce74"/>
              <table:table-cell table:style-name="ce74" table:formula="of:= [.B19] + [.C19] + [.D19] + [.F19] + [.G19] + [.H19] + [.I19]" office:value-type="float" office:value="10">
                <text:p>10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13">
                <text:p>13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4">
                <text:p>4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number-columns-repeated="2" table:style-name="ce74"/>
              <table:table-cell table:style-name="ce74" office:value-type="float" office:value="1">
                <text:p>1</text:p>
              </table:table-cell>
              <table:table-cell table:style-name="ce74"/>
              <table:table-cell table:style-name="ce74" table:formula="of:= [.B20] + [.C20] + [.D20] + [.F20] + [.G20] + [.H20] + [.I20]" office:value-type="float" office:value="9">
                <text:p>9</text:p>
              </table:table-cell>
              <table:table-cell table:style-name="ce74"/>
              <table:table-cell table:number-columns-repeated="3"/>
            </table:table-row>
          </table:table-row-group>
          <table:table-row table:style-name="ro13">
            <table:table-cell table:style-name="ce68" office:value-type="string">
              <text:p>Неделя</text:p>
            </table:table-cell>
            <table:table-cell table:style-name="ce68" table:formula="of:== ([.B16] + [.B17] + [.B18] + [.B19] + [.B20]) / 5" office:value-type="float" office:value="1">
              <text:p>1</text:p>
            </table:table-cell>
            <table:table-cell table:style-name="ce68" table:formula="of:== ([.C16] + [.C17] + [.C18] + [.C19] + [.C20]) / 5" office:value-type="float" office:value="1">
              <text:p>1</text:p>
            </table:table-cell>
            <table:table-cell table:style-name="ce68" table:formula="of:== ([.D16] + [.D17] + [.D18] + [.D19] + [.D20]) / 5" office:value-type="float" office:value="4.2">
              <text:p>4,2</text:p>
            </table:table-cell>
            <table:table-cell table:style-name="ce68"/>
            <table:table-cell table:style-name="ce68" table:formula="of:== ([.F16] + [.F17] + [.F18] + [.F19] + [.F20]) / 5" office:value-type="float" office:value="2.2">
              <text:p>2,2</text:p>
            </table:table-cell>
            <table:table-cell table:style-name="ce68" table:formula="of:== ([.G16] + [.G17] + [.G18] + [.G19] + [.G20]) / 5" office:value-type="float" office:value="0.4">
              <text:p>0,4</text:p>
            </table:table-cell>
            <table:table-cell table:style-name="ce68" table:formula="of:== ([.H16] + [.H17] + [.H18] + [.H19] + [.H20]) / 5" office:value-type="float" office:value="0.4">
              <text:p>0,4</text:p>
            </table:table-cell>
            <table:table-cell table:style-name="ce68" table:formula="of:== ([.I16] + [.I17] + [.I18] + [.I19] + [.I20]) / 5" office:value-type="float" office:value="1">
              <text:p>1</text:p>
            </table:table-cell>
            <table:table-cell table:style-name="ce68"/>
            <table:table-cell table:style-name="ce68" table:formula="of:== ([.K16] + [.K17] + [.K18] + [.K19] + [.K20]) / 5" office:value-type="float" office:value="10.2">
              <text:p>10,2</text:p>
            </table:table-cell>
            <table:table-cell table:style-name="ce6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6" office:value-type="date" office:date-value="2018-04-16">
                <text:p>16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3">
                <text:p>3</text:p>
              </table:table-cell>
              <table:table-cell table:style-name="ce74"/>
              <table:table-cell table:style-name="ce74" office:value-type="float" office:value="3">
                <text:p>3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style-name="ce74"/>
              <table:table-cell table:style-name="ce74"/>
              <table:table-cell table:style-name="ce74" table:formula="of:= [.B22] + [.C22] + [.D22] + [.F22] + [.G22] + [.H22] + [.I22]" office:value-type="float" office:value="10">
                <text:p>10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7">
                <text:p>17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8">
                <text:p>8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number-columns-repeated="3" table:style-name="ce75"/>
              <table:table-cell table:style-name="ce75"/>
              <table:table-cell table:style-name="ce75" table:formula="of:= [.B23] + [.C23] + [.D23] + [.F23] + [.G23] + [.H23] + [.I23]" office:value-type="float" office:value="12">
                <text:p>12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8">
                <text:p>18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8">
                <text:p>8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number-columns-repeated="2" table:style-name="ce75"/>
              <table:table-cell table:style-name="ce75" office:value-type="float" office:value="1">
                <text:p>1</text:p>
              </table:table-cell>
              <table:table-cell table:style-name="ce75"/>
              <table:table-cell table:style-name="ce75" table:formula="of:= [.B24] + [.C24] + [.D24] + [.F24] + [.G24] + [.H24] + [.I24]" office:value-type="float" office:value="13">
                <text:p>13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9">
                <text:p>19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6">
                <text:p>6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style-name="ce75"/>
              <table:table-cell table:style-name="ce75"/>
              <table:table-cell table:style-name="ce75" table:formula="of:= [.B25] + [.C25] + [.D25] + [.F25] + [.G25] + [.H25] + [.I25]" office:value-type="float" office:value="12">
                <text:p>12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20">
                <text:p>20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7">
                <text:p>7</text:p>
              </table:table-cell>
              <table:table-cell table:style-name="ce75"/>
              <table:table-cell table:style-name="ce75" office:value-type="float" office:value="3">
                <text:p>3</text:p>
              </table:table-cell>
              <table:table-cell table:style-name="ce75"/>
              <table:table-cell table:style-name="ce75" office:value-type="float" office:value="1">
                <text:p>1</text:p>
              </table:table-cell>
              <table:table-cell table:style-name="ce75"/>
              <table:table-cell table:style-name="ce75"/>
              <table:table-cell table:style-name="ce75" table:formula="of:= [.B26] + [.C26] + [.D26] + [.F26] + [.G26] + [.H26] + [.I26]" office:value-type="float" office:value="13">
                <text:p>13</text:p>
              </table:table-cell>
              <table:table-cell table:style-name="ce75"/>
              <table:table-cell table:number-columns-repeated="3"/>
            </table:table-row>
          </table:table-row-group>
          <table:table-row table:style-name="ro13">
            <table:table-cell table:style-name="ce69" office:value-type="string">
              <text:p>Неделя</text:p>
            </table:table-cell>
            <table:table-cell table:style-name="ce69" table:formula="of:== ([.B22] + [.B23] + [.B24] + [.B25] + [.B26]) / 5" office:value-type="float" office:value="1">
              <text:p>1</text:p>
            </table:table-cell>
            <table:table-cell table:style-name="ce69" table:formula="of:== ([.C22] + [.C23] + [.C24] + [.C25] + [.C26]) / 5" office:value-type="float" office:value="1">
              <text:p>1</text:p>
            </table:table-cell>
            <table:table-cell table:style-name="ce69" table:formula="of:== ([.D22] + [.D23] + [.D24] + [.D25] + [.D26]) / 5" office:value-type="float" office:value="6.4">
              <text:p>6,4</text:p>
            </table:table-cell>
            <table:table-cell table:style-name="ce69"/>
            <table:table-cell table:style-name="ce69" table:formula="of:== ([.F22] + [.F23] + [.F24] + [.F25] + [.F26]) / 5" office:value-type="float" office:value="2.4">
              <text:p>2,4</text:p>
            </table:table-cell>
            <table:table-cell table:style-name="ce69" table:formula="of:== ([.G22] + [.G23] + [.G24] + [.G25] + [.G26]) / 5" office:value-type="float" office:value="0">
              <text:p>0</text:p>
            </table:table-cell>
            <table:table-cell table:style-name="ce69" table:formula="of:== ([.H22] + [.H23] + [.H24] + [.H25] + [.H26]) / 5" office:value-type="float" office:value="1">
              <text:p>1</text:p>
            </table:table-cell>
            <table:table-cell table:style-name="ce69" table:formula="of:== ([.I22] + [.I23] + [.I24] + [.I25] + [.I26]) / 5" office:value-type="float" office:value="0.2">
              <text:p>0,2</text:p>
            </table:table-cell>
            <table:table-cell table:style-name="ce69"/>
            <table:table-cell table:style-name="ce69" table:formula="of:== ([.K22] + [.K23] + [.K24] + [.K25] + [.K26]) / 5" office:value-type="float" office:value="12">
              <text:p>12</text:p>
            </table:table-cell>
            <table:table-cell table:style-name="ce6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6" office:value-type="date" office:date-value="2018-04-23">
                <text:p>23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5">
                <text:p>5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style-name="ce74"/>
              <table:table-cell table:style-name="ce74" office:value-type="float" office:value="1">
                <text:p>1</text:p>
              </table:table-cell>
              <table:table-cell table:style-name="ce74"/>
              <table:table-cell table:style-name="ce74"/>
              <table:table-cell table:style-name="ce74" table:formula="of:= [.B28] + [.C28] + [.D28] + [.F28] + [.G28] + [.H28] + [.I28]" office:value-type="float" office:value="10">
                <text:p>10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4">
                <text:p>24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7">
                <text:p>7</text:p>
              </table:table-cell>
              <table:table-cell table:style-name="ce74" office:value-type="float" office:value="1">
                <text:p>1</text:p>
              </table:table-cell>
              <table:table-cell table:number-columns-repeated="3" table:style-name="ce74"/>
              <table:table-cell table:style-name="ce74" office:value-type="float" office:value="0.5">
                <text:p>0,5</text:p>
              </table:table-cell>
              <table:table-cell table:style-name="ce74"/>
              <table:table-cell table:style-name="ce74" table:formula="of:= [.B29] + [.C29] + [.D29] + [.E29] + [.F29] + [.G29] + [.H29] + [.I29]" office:value-type="float" office:value="10.5">
                <text:p>10,5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5">
                <text:p>25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5">
                <text:p>5</text:p>
              </table:table-cell>
              <table:table-cell table:style-name="ce74" office:value-type="float" office:value="1.5">
                <text:p>1,5</text:p>
              </table:table-cell>
              <table:table-cell table:number-columns-repeated="3" table:style-name="ce74"/>
              <table:table-cell table:style-name="ce74" office:value-type="float" office:value="0.5">
                <text:p>0,5</text:p>
              </table:table-cell>
              <table:table-cell table:style-name="ce74"/>
              <table:table-cell table:style-name="ce74" table:formula="of:= [.B30] + [.C30] + [.D30] + [.E30] + [.F30] + [.G30] + [.H30] + [.I30]" office:value-type="float" office:value="9">
                <text:p>9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6">
                <text:p>26.04.18</text:p>
              </table:table-cell>
              <table:table-cell table:style-name="ce74"/>
              <table:table-cell table:style-name="ce74" office:value-type="float" office:value="1">
                <text:p>1</text:p>
              </table:table-cell>
              <table:table-cell table:style-name="ce74" office:value-type="float" office:value="7">
                <text:p>7</text:p>
              </table:table-cell>
              <table:table-cell table:style-name="ce74" office:value-type="float" office:value="1">
                <text:p>1</text:p>
              </table:table-cell>
              <table:table-cell table:style-name="ce74"/>
              <table:table-cell table:style-name="ce74" office:value-type="float" office:value="2">
                <text:p>2</text:p>
              </table:table-cell>
              <table:table-cell table:number-columns-repeated="2" table:style-name="ce74"/>
              <table:table-cell table:style-name="ce74"/>
              <table:table-cell table:style-name="ce74" table:formula="of:= [.B31] + [.C31] + [.D31] + [.E31] + [.F31] + [.G31] + [.H31] + [.I31]" office:value-type="float" office:value="11">
                <text:p>11</text:p>
              </table:table-cell>
              <table:table-cell table:style-name="ce74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27">
                <text:p>27.04.18</text:p>
              </table:table-cell>
              <table:table-cell table:number-columns-repeated="2" table:style-name="ce76" office:value-type="float" office:value="1">
                <text:p>1</text:p>
              </table:table-cell>
              <table:table-cell table:style-name="ce76" office:value-type="float" office:value="9">
                <text:p>9</text:p>
              </table:table-cell>
              <table:table-cell table:style-name="ce76" office:value-type="float" office:value="1">
                <text:p>1</text:p>
              </table:table-cell>
              <table:table-cell table:number-columns-repeated="3" table:style-name="ce76"/>
              <table:table-cell table:style-name="ce76" office:value-type="float" office:value="0.5">
                <text:p>0,5</text:p>
              </table:table-cell>
              <table:table-cell table:style-name="ce76"/>
              <table:table-cell table:style-name="ce76" table:formula="of:= [.B32] + [.C32] + [.D32] + [.E32] + [.F32] + [.G32] + [.H32] + [.I32]" office:value-type="float" office:value="12.5">
                <text:p>12,5</text:p>
              </table:table-cell>
              <table:table-cell table:style-name="ce76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8">
                <text:p>28.04.18</text:p>
              </table:table-cell>
              <table:table-cell table:number-columns-repeated="2" table:style-name="ce74" office:value-type="float" office:value="1">
                <text:p>1</text:p>
              </table:table-cell>
              <table:table-cell table:style-name="ce74" office:value-type="float" office:value="5">
                <text:p>5</text:p>
              </table:table-cell>
              <table:table-cell table:style-name="ce74" office:value-type="float" office:value="1">
                <text:p>1</text:p>
              </table:table-cell>
              <table:table-cell table:number-columns-repeated="2" table:style-name="ce74"/>
              <table:table-cell table:style-name="ce74" office:value-type="float" office:value="1">
                <text:p>1</text:p>
              </table:table-cell>
              <table:table-cell table:style-name="ce74"/>
              <table:table-cell table:style-name="ce74"/>
              <table:table-cell table:style-name="ce74" table:formula="of:= [.B33] + [.C33] + [.D33] + [.E33] + [.F33] + [.G33] + [.H33] + [.I33]" office:value-type="float" office:value="9">
                <text:p>9</text:p>
              </table:table-cell>
              <table:table-cell table:style-name="ce74"/>
              <table:table-cell table:number-columns-repeated="3"/>
            </table:table-row>
          </table:table-row-group>
          <table:table-row table:style-name="ro12">
            <table:table-cell table:style-name="ce68" office:value-type="string">
              <text:p>Неделя</text:p>
            </table:table-cell>
            <table:table-cell table:style-name="ce68" table:formula="of:== ([.B28] + [.B29] + [.B30] + [.B31] + [.B32] + [.B33]) / 6" office:value-type="float" office:value="0.833333333333333">
              <text:p>0,83</text:p>
            </table:table-cell>
            <table:table-cell table:style-name="ce68" table:formula="of:== ([.C28] + [.C29] + [.C30] + [.C31] + [.C32] + [.C33]) / 6" office:value-type="float" office:value="1">
              <text:p>1</text:p>
            </table:table-cell>
            <table:table-cell table:style-name="ce68" table:formula="of:== ([.D28] + [.D29] + [.D30] + [.D31] + [.D32] + [.D33]) / 6" office:value-type="float" office:value="6.33333333333333">
              <text:p>6,33</text:p>
            </table:table-cell>
            <table:table-cell table:style-name="ce68" table:formula="of:== ([.E28] + [.E29] + [.E30] + [.E31] + [.E32] + [.E33]) / 6" office:value-type="float" office:value="0.916666666666667">
              <text:p>0,92</text:p>
            </table:table-cell>
            <table:table-cell table:style-name="ce68" table:formula="of:== ([.F28] + [.F29] + [.F30] + [.F31] + [.F32] + [.F33]) / 6" office:value-type="float" office:value="0.333333333333333">
              <text:p>0,33</text:p>
            </table:table-cell>
            <table:table-cell table:style-name="ce68" table:formula="of:== ([.G28] + [.G29] + [.G30] + [.G31] + [.G32] + [.G33]) / 6" office:value-type="float" office:value="0.333333333333333">
              <text:p>0,33</text:p>
            </table:table-cell>
            <table:table-cell table:style-name="ce68" table:formula="of:== ([.H28] + [.H29] + [.H30] + [.H31] + [.H32] + [.H33]) / 6" office:value-type="float" office:value="0.333333333333333">
              <text:p>0,33</text:p>
            </table:table-cell>
            <table:table-cell table:style-name="ce68" table:formula="of:== ([.I28] + [.I29] + [.I30] + [.I31] + [.I32] + [.I33]) / 6" office:value-type="float" office:value="0.25">
              <text:p>0,25</text:p>
            </table:table-cell>
            <table:table-cell table:style-name="ce68"/>
            <table:table-cell table:style-name="ce68" table:formula="of:== ([.K28] + [.K29] + [.K30] + [.K31] + [.K32] + [.K33]) / 6" office:value-type="float" office:value="10.3333333333333">
              <text:p>10,33</text:p>
            </table:table-cell>
            <table:table-cell table:style-name="ce68"/>
            <table:table-cell table:number-columns-repeated="3"/>
          </table:table-row>
        </table:table-row-group>
        <table:table-row table:style-name="ro14">
          <table:table-cell table:style-name="ce71" office:value-type="string">
            <text:p>Апрель</text:p>
          </table:table-cell>
          <table:table-cell table:style-name="ce71" table:formula="of:= ([.B15]+[.B21]+[.B27]+[.B34])/4" office:value-type="float" office:value="0.908333333333333">
            <text:p>0,91</text:p>
          </table:table-cell>
          <table:table-cell table:style-name="ce71" table:formula="of:= ([.C15]+[.C21]+[.C27]+[.C34])/4" office:value-type="float" office:value="1">
            <text:p>1</text:p>
          </table:table-cell>
          <table:table-cell table:style-name="ce71" table:formula="of:= ([.D15]+[.D21]+[.D27]+[.D34])/4" office:value-type="float" office:value="4.68333333333333">
            <text:p>4,68</text:p>
          </table:table-cell>
          <table:table-cell table:style-name="ce71" table:formula="of:= ([.E15]+[.E21]+[.E27]+[.E34])/4" office:value-type="float" office:value="0.229166666666667">
            <text:p>0,23</text:p>
          </table:table-cell>
          <table:table-cell table:style-name="ce71" table:formula="of:= ([.F15]+[.F21]+[.F27]+[.F34])/4" office:value-type="float" office:value="1.73333333333333">
            <text:p>1,73</text:p>
          </table:table-cell>
          <table:table-cell table:style-name="ce71" table:formula="of:= ([.G15]+[.G21]+[.G27]+[.G34])/4" office:value-type="float" office:value="0.283333333333333">
            <text:p>0,28</text:p>
          </table:table-cell>
          <table:table-cell table:style-name="ce71" table:formula="of:= ([.H15]+[.H21]+[.H27]+[.H34])/4" office:value-type="float" office:value="0.583333333333333">
            <text:p>0,58</text:p>
          </table:table-cell>
          <table:table-cell table:style-name="ce71" table:formula="of:= ([.I15]+[.I21]+[.I27]+[.I34])/4" office:value-type="float" office:value="0.5125">
            <text:p>0,51</text:p>
          </table:table-cell>
          <table:table-cell table:style-name="ce71"/>
          <table:table-cell table:style-name="ce71" table:formula="of:= ([.K15]+[.K21]+[.K27]+[.K34])/4" office:value-type="float" office:value="9.93333333333333">
            <text:p>9,93</text:p>
          </table:table-cell>
          <table:table-cell table:style-name="ce71"/>
          <table:table-cell table:number-columns-repeated="3"/>
        </table:table-row>
        <table:table-row-group>
          <table:table-row table:style-name="ro1">
            <table:table-cell table:style-name="ce64" office:value-type="date" office:date-value="2018-05-07">
              <text:p>07.05.18</text:p>
            </table:table-cell>
            <table:table-cell table:number-columns-repeated="2" table:style-name="ce24"/>
            <table:table-cell table:style-name="ce24" office:value-type="float" office:value="3">
              <text:p>3</text:p>
            </table:table-cell>
            <table:table-cell table:style-name="ce24" office:value-type="float" office:value="1.5">
              <text:p>1,5</text:p>
            </table:table-cell>
            <table:table-cell table:style-name="ce24" office:value-type="float" office:value="0.75">
              <text:p>0,75</text:p>
            </table:table-cell>
            <table:table-cell table:number-columns-repeated="2" table:style-name="ce24"/>
            <table:table-cell table:style-name="ce24" office:value-type="float" office:value="0.75">
              <text:p>0,75</text:p>
            </table:table-cell>
            <table:table-cell table:style-name="ce24"/>
            <table:table-cell table:style-name="ce24" table:formula="of:= [.B36] + [.C36] + [.D36] + [.E36] + [.F36] + [.G36] + [.H36] + [.I36]" office:value-type="float" office:value="6">
              <text:p>6</text:p>
            </table:table-cell>
            <table:table-cell table:style-name="ce24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4" office:value-type="date" office:date-value="2018-05-08">
              <text:p>08.05.18</text:p>
            </table:table-cell>
            <table:table-cell table:number-columns-repeated="2" table:style-name="ce24" office:value-type="float" office:value="1.5">
              <text:p>1,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 office:value-type="float" office:value="0.75">
              <text:p>0,75</text:p>
            </table:table-cell>
            <table:table-cell table:number-columns-repeated="3" table:style-name="ce24"/>
            <table:table-cell table:style-name="ce24" table:formula="of:= [.B37] + [.C37] + [.D37] + [.E37] + [.F37] + [.G37] + [.H37] + [.I37]" office:value-type="float" office:value="6">
              <text:p>6</text:p>
            </table:table-cell>
            <table:table-cell table:style-name="ce24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72" office:value-type="date" office:date-value="2018-05-09">
              <text:p>09.05.18</text:p>
            </table:table-cell>
            <table:table-cell table:style-name="ce28" office:value-type="float" office:value="1">
              <text:p>1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6">
              <text:p>6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0.75">
              <text:p>0,75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0.33">
              <text:p>0,33</text:p>
            </table:table-cell>
            <table:table-cell table:style-name="ce28" table:formula="of:= [.B38] + [.C38] + [.D38] + [.E38] + [.F38] + [.G38] + [.H38] + [.I38] + [.J38]" office:value-type="float" office:value="12.08">
              <text:p>12,08</text:p>
            </table:table-cell>
            <table:table-cell table:style-name="ce28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72" office:value-type="date" office:date-value="2018-05-10">
              <text:p>10.05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">
              <text:p>2</text:p>
            </table:table-cell>
            <table:table-cell table:style-name="ce28" table:formula="of:= [.B39] + [.C39] + [.D39] + [.E39] + [.F39] + [.G39] + [.H39] + [.I39] + [.J39]" office:value-type="float" office:value="12">
              <text:p>12</text:p>
            </table:table-cell>
            <table:table-cell table:style-name="ce28"/>
            <table:table-cell table:number-columns-repeated="3"/>
          </table:table-row>
        </table:table-row-group>
        <table:table-row table:style-name="ro15">
          <table:table-cell table:style-name="ce68" office:value-type="string">
            <text:p>Неделя</text:p>
          </table:table-cell>
          <table:table-cell table:style-name="ce68" table:formula="of:== ([.B36] + [.B37] + [.B38] + [.B39]) / 4" office:value-type="float" office:value="0.875">
            <text:p>0,88</text:p>
          </table:table-cell>
          <table:table-cell table:style-name="ce68" table:formula="of:== ([.C36] + [.C37] + [.C38] + [.C39]) / 4" office:value-type="float" office:value="1">
            <text:p>1</text:p>
          </table:table-cell>
          <table:table-cell table:style-name="ce68" table:formula="of:== ([.D36] + [.D37] + [.D38] + [.D39]) / 4" office:value-type="float" office:value="3">
            <text:p>3</text:p>
          </table:table-cell>
          <table:table-cell table:style-name="ce68" table:formula="of:== ([.E36] + [.E37] + [.E38] + [.E39]) / 4" office:value-type="float" office:value="1.375">
            <text:p>1,38</text:p>
          </table:table-cell>
          <table:table-cell table:style-name="ce68" table:formula="of:== ([.F36] + [.F37] + [.F38] + [.F39]) / 4" office:value-type="float" office:value="1.3125">
            <text:p>1,31</text:p>
          </table:table-cell>
          <table:table-cell table:style-name="ce68" table:formula="of:== ([.G36] + [.G37] + [.G38] + [.G39]) / 4" office:value-type="float" office:value="0.1875">
            <text:p>0,19</text:p>
          </table:table-cell>
          <table:table-cell table:style-name="ce68" table:formula="of:== ([.H36] + [.H37] + [.H38] + [.H39]) / 4" office:value-type="float" office:value="0">
            <text:p>0</text:p>
          </table:table-cell>
          <table:table-cell table:style-name="ce68" table:formula="of:== ([.I36] + [.I37] + [.I38] + [.I39]) / 4" office:value-type="float" office:value="0.6875">
            <text:p>0,69</text:p>
          </table:table-cell>
          <table:table-cell table:style-name="ce68" table:formula="of:== ([.J36] + [.J37] + [.J38] + [.J39]) / 4" office:value-type="float" office:value="0.5825">
            <text:p>0,58</text:p>
          </table:table-cell>
          <table:table-cell table:style-name="ce68" table:formula="of:== ([.K36] + [.K37] + [.K38] + [.K39]) / 4" office:value-type="float" office:value="9.02">
            <text:p>9,02</text:p>
          </table:table-cell>
          <table:table-cell table:style-name="ce68"/>
          <table:table-cell table:number-columns-repeated="3"/>
        </table:table-row>
        <table:table-row-group table:display="false">
          <table:table-row table:style-name="ro1" table:visibility="collapse">
            <table:table-cell table:style-name="ce63" office:value-type="date" office:date-value="2018-05-14">
              <text:p>14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number-columns-repeated="2" table:style-name="ce23" office:value-type="float" office:value="1">
              <text:p>1</text:p>
            </table:table-cell>
            <table:table-cell table:style-name="ce23" table:formula="of:= [.B41] + [.C41] + [.D41] + [.E41] + [.F41] + [.G41] + [.H41] + [.I41] + [.J41]" office:value-type="float" office:value="9">
              <text:p>9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5">
              <text:p>15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 table:formula="of:= [.B42] + [.C42] + [.D42] + [.E42] + [.F42] + [.G42] + [.H42] + [.I42] + [.J42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6">
              <text:p>16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4">
              <text:p>4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1">
              <text:p>1</text:p>
            </table:table-cell>
            <table:table-cell table:style-name="ce23" office:value-type="float" office:value="0.33">
              <text:p>0,33</text:p>
            </table:table-cell>
            <table:table-cell table:style-name="ce23" table:formula="of:= [.B43] + [.C43] + [.D43] + [.E43] + [.F43] + [.G43] + [.H43] + [.I43] + [.J43]" office:value-type="float" office:value="9.33">
              <text:p>9,33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7">
              <text:p>17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5">
              <text:p>5</text:p>
            </table:table-cell>
            <table:table-cell table:style-name="ce23"/>
            <table:table-cell table:style-name="ce23" office:value-type="float" office:value="2.5">
              <text:p>2,5</text:p>
            </table:table-cell>
            <table:table-cell table:number-columns-repeated="2" table:style-name="ce23"/>
            <table:table-cell table:style-name="ce23" office:value-type="float" office:value="0.5">
              <text:p>0,5</text:p>
            </table:table-cell>
            <table:table-cell table:style-name="ce23" office:value-type="float" office:value="1">
              <text:p>1</text:p>
            </table:table-cell>
            <table:table-cell table:style-name="ce23" table:formula="of:= [.B44] + [.C44] + [.D44] + [.E44] + [.F44] + [.G44] + [.H44] + [.I44] + [.J44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72" office:value-type="date" office:date-value="2018-05-18">
              <text:p>18.05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5">
              <text:p>5</text:p>
            </table:table-cell>
            <table:table-cell table:style-name="ce28"/>
            <table:table-cell table:style-name="ce28" office:value-type="float" office:value="2.5">
              <text:p>2,5</text:p>
            </table:table-cell>
            <table:table-cell table:style-name="ce28" office:value-type="float" office:value="1">
              <text:p>1</text:p>
            </table:table-cell>
            <table:table-cell table:style-name="ce28"/>
            <table:table-cell table:style-name="ce28" office:value-type="float" office:value="0.5">
              <text:p>0,5</text:p>
            </table:table-cell>
            <table:table-cell table:style-name="ce28" office:value-type="float" office:value="1">
              <text:p>1</text:p>
            </table:table-cell>
            <table:table-cell table:style-name="ce28" table:formula="of:= [.B45] + [.C45] + [.D45] + [.E45] + [.F45] + [.G45] + [.H45] + [.I45] + [.J45]" office:value-type="float" office:value="12">
              <text:p>12</text:p>
            </table:table-cell>
            <table:table-cell table:style-name="ce28"/>
            <table:table-cell table:number-columns-repeated="3"/>
          </table:table-row>
        </table:table-row-group>
        <table:table-row table:style-name="ro15">
          <table:table-cell table:style-name="ce68" office:value-type="string">
            <text:p>Неделя</text:p>
          </table:table-cell>
          <table:table-cell table:style-name="ce68" table:formula="of:== ([.B41] + [.B42] + [.B43] + [.B44] + [.B45]) / 5" office:value-type="float" office:value="1">
            <text:p>1</text:p>
          </table:table-cell>
          <table:table-cell table:style-name="ce68" table:formula="of:== ([.C41] + [.C42] + [.C43] + [.C44] + [.C45]) / 5" office:value-type="float" office:value="1">
            <text:p>1</text:p>
          </table:table-cell>
          <table:table-cell table:style-name="ce68" table:formula="of:== ([.D41] + [.D42] + [.D43] + [.D44] + [.D45]) / 5" office:value-type="float" office:value="3.8">
            <text:p>3,8</text:p>
          </table:table-cell>
          <table:table-cell table:style-name="ce68" table:formula="of:== ([.E41] + [.E42] + [.E43] + [.E44] + [.E45]) / 5" office:value-type="float" office:value="0">
            <text:p>0</text:p>
          </table:table-cell>
          <table:table-cell table:style-name="ce68" table:formula="of:== ([.F41] + [.F42] + [.F43] + [.F44] + [.F45]) / 5" office:value-type="float" office:value="2.2">
            <text:p>2,2</text:p>
          </table:table-cell>
          <table:table-cell table:style-name="ce68" table:formula="of:== ([.G41] + [.G42] + [.G43] + [.G44] + [.G45]) / 5" office:value-type="float" office:value="0.4">
            <text:p>0,4</text:p>
          </table:table-cell>
          <table:table-cell table:style-name="ce68" table:formula="of:== ([.H41] + [.H42] + [.H43] + [.H44] + [.H45]) / 5" office:value-type="float" office:value="0.4">
            <text:p>0,4</text:p>
          </table:table-cell>
          <table:table-cell table:style-name="ce68" table:formula="of:== ([.I41] + [.I42] + [.I43] + [.I44] + [.I45]) / 5" office:value-type="float" office:value="0.6">
            <text:p>0,6</text:p>
          </table:table-cell>
          <table:table-cell table:style-name="ce68" table:formula="of:== ([.J41] + [.J42] + [.J43] + [.J44] + [.J45]) / 5" office:value-type="float" office:value="1.066">
            <text:p>1,07</text:p>
          </table:table-cell>
          <table:table-cell table:style-name="ce68" table:formula="of:== ([.K41] + [.K42] + [.K43] + [.K44] + [.K45]) / 5" office:value-type="float" office:value="10.466">
            <text:p>10,47</text:p>
          </table:table-cell>
          <table:table-cell table:style-name="ce77"/>
          <table:table-cell table:number-columns-repeated="3"/>
        </table:table-row>
        <table:table-row table:style-name="ro1">
          <table:table-cell table:style-name="ce73"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 [.B47] + [.C47] + [.D47] + [.E47] + [.F47] + [.G47] + [.H47] + [.I47] + [.J47]" office:value-type="float" office:value="9">
            <text:p>9</text:p>
          </table:table-cell>
          <table:table-cell table:number-columns-repeated="4"/>
        </table:table-row>
        <table:table-row table:style-name="ro1" table:number-rows-repeated="3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7"/>
        <table:table-column table:style-name="co15" table:number-columns-repeated="2" table:default-cell-style-name="ce7"/>
        <table:table-column table:style-name="co12" table:default-cell-style-name="ce30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2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3" office:value-type="string">
            <text:p>Наименование</text:p>
          </table:table-cell>
          <table:table-cell table:style-name="ce33" office:value-type="string">
            <text:p>Всего</text:p>
          </table:table-cell>
          <table:table-cell table:style-name="ce33" office:value-type="string">
            <text:p>Выполнено</text:p>
          </table:table-cell>
          <table:table-cell table:style-name="ce33" office:value-type="string">
            <text:p>%</text:p>
          </table:table-cell>
          <table:table-cell table:style-name="ce33" office:value-type="string">
            <text:p>Пункт 1</text:p>
          </table:table-cell>
          <table:table-cell table:style-name="ce33" office:value-type="string">
            <text:p>Пункт 2</text:p>
          </table:table-cell>
          <table:table-cell table:style-name="ce33" office:value-type="string">
            <text:p>Пункт 3</text:p>
          </table:table-cell>
          <table:table-cell table:style-name="ce33" office:value-type="string">
            <text:p>Пункт 4</text:p>
          </table:table-cell>
          <table:table-cell table:style-name="ce33" office:value-type="string">
            <text:p>Пункт 5</text:p>
          </table:table-cell>
          <table:table-cell table:style-name="ce33" office:value-type="string">
            <text:p>Пункт 6</text:p>
          </table:table-cell>
          <table:table-cell table:style-name="ce33" office:value-type="string">
            <text:p>Пункт 7</text:p>
          </table:table-cell>
          <table:table-cell/>
        </table:table-row>
        <table:table-row table:style-name="ro1">
          <table:table-cell table:style-name="ce24" office:value-type="string">
            <text:p>Алгоритмы java</text:p>
          </table:table-cell>
          <table:table-cell table:style-name="ce24" office:value-type="float" office:value="843">
            <text:p>843</text:p>
          </table:table-cell>
          <table:table-cell table:style-name="ce24" office:value-type="float" office:value="134">
            <text:p>134</text:p>
          </table:table-cell>
          <table:table-cell table:style-name="ce24" table:formula="of:= ([.C10]/[.B10])*100" office:value-type="float" office:value="15.8956109134045">
            <text:p>15,9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24" office:value-type="string">
            <text:p>Паттерны</text:p>
          </table:table-cell>
          <table:table-cell table:style-name="ce24" office:value-type="float" office:value="656">
            <text:p>656</text:p>
          </table:table-cell>
          <table:table-cell table:style-name="ce24" office:value-type="float" office:value="138">
            <text:p>138</text:p>
          </table:table-cell>
          <table:table-cell table:style-name="ce24" table:formula="of:= ([.C11]/[.B11])*100" office:value-type="float" office:value="21.0365853658537">
            <text:p>21,04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4" office:value-type="string">
            <text:p>English (Видеоуроки)</text:p>
          </table:table-cell>
          <table:table-cell table:number-columns-repeated="2" table:style-name="ce34" office:value-type="float" office:value="16">
            <text:p>16</text:p>
          </table:table-cell>
          <table:table-cell table:style-name="ce34" table:formula="of:= ([.C12]/[.B12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8">
          <table:table-cell table:style-name="ce35" office:value-type="string">
            <text:p>Спорт 60 – 80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78">
            <text:p>78</text:p>
          </table:table-cell>
          <table:table-cell table:style-name="ce35" office:value-type="string">
            <text:p>&gt;10% <text:s/>&lt;25%</text:p>
          </table:table-cell>
          <table:table-cell table:style-name="ce38" office:value-type="string">
            <text:p>60 – 63 <text:s/>= 0/10%</text:p>
          </table:table-cell>
          <table:table-cell table:style-name="ce39" office:value-type="string">
            <text:p>64 – 67 = 10/25%</text:p>
          </table:table-cell>
          <table:table-cell table:style-name="ce39" office:value-type="string">
            <text:p>68 – 70 = 25/45%</text:p>
          </table:table-cell>
          <table:table-cell table:style-name="ce39" office:value-type="string">
            <text:p>71 – 73 = 45/65%</text:p>
          </table:table-cell>
          <table:table-cell table:style-name="ce39" office:value-type="string">
            <text:p>74 – 76 = 65/85%</text:p>
          </table:table-cell>
          <table:table-cell table:style-name="ce39" office:value-type="string">
            <text:p>77 – 80 = 85/100%</text:p>
          </table:table-cell>
          <table:table-cell table:style-name="ce39"/>
          <table:table-cell table:style-name="ce40"/>
        </table:table-row>
        <table:table-row table:style-name="ro1">
          <table:table-cell table:style-name="ce34" office:value-type="string">
            <text:p>Скидки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4]/[.B14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28" office:value-type="string">
            <text:p>Алгоритмы Кормен</text:p>
          </table:table-cell>
          <table:table-cell table:style-name="ce28" office:value-type="float" office:value="208">
            <text:p>208</text:p>
          </table:table-cell>
          <table:table-cell table:style-name="ce28" office:value-type="float" office:value="120">
            <text:p>120</text:p>
          </table:table-cell>
          <table:table-cell table:style-name="ce28" table:formula="of:= ([.C15]/[.B15])*100" office:value-type="float" office:value="57.6923076923077">
            <text:p>57,69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34" office:value-type="string">
            <text:p>Пакеты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6]/[.B16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4" office:value-type="string">
            <text:p>Загрузка Албрехт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7]/[.B17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4" office:value-type="string">
            <text:p>Программист – фанатик</text:p>
          </table:table-cell>
          <table:table-cell table:number-columns-repeated="2" table:style-name="ce34" office:value-type="float" office:value="174">
            <text:p>174</text:p>
          </table:table-cell>
          <table:table-cell table:style-name="ce34" table:formula="of:= ([.C18]/[.B18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5" office:value-type="string">
            <text:p>Прейскуранты/филиалы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99">
            <text:p>99</text:p>
          </table:table-cell>
          <table:table-cell table:style-name="ce35" table:formula="of:= ([.C19]/[.B19])*100" office:value-type="float" office:value="99">
            <text:p>99</text:p>
          </table:table-cell>
          <table:table-cell table:style-name="ce35" table:number-columns-repeated="7"/>
          <table:table-cell/>
        </table:table-row>
        <table:table-row table:style-name="ro1">
          <table:table-cell table:style-name="ce22" office:value-type="string">
            <text:p>Поменять карту</text:p>
          </table:table-cell>
          <table:table-cell table:number-columns-repeated="2" table:style-name="ce22"/>
          <table:table-cell table:style-name="ce22" table:formula="of:= ([.C20]/[.B20])*100" office:value-type="float" office:value="0">
            <text:p>#DIV/0!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6" office:value-type="string">
            <text:p>Мильгамма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8">
            <text:p>8</text:p>
          </table:table-cell>
          <table:table-cell table:style-name="ce36" table:formula="of:= ([.C21]/[.B21])*100" office:value-type="float" office:value="80">
            <text:p>80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22" office:value-type="string">
            <text:p>5 дней без белка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table:formula="of:= ([.C22]/[.B22])*100" office:value-type="float" office:value="0">
            <text:p>0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3" office:value-type="string">
            <text:p>Стойка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2">
            <text:p>12</text:p>
          </table:table-cell>
          <table:table-cell table:style-name="ce23" table:formula="of:= ([.C23]/[.B23])*100" office:value-type="float" office:value="26.6666666666667">
            <text:p>26,67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4" office:value-type="string">
            <text:p>Чистый код</text:p>
          </table:table-cell>
          <table:table-cell table:style-name="ce24" office:value-type="float" office:value="466">
            <text:p>466</text:p>
          </table:table-cell>
          <table:table-cell table:style-name="ce24" office:value-type="float" office:value="107">
            <text:p>107</text:p>
          </table:table-cell>
          <table:table-cell table:style-name="ce24" table:formula="of:= ([.C24]/[.B24])*100" office:value-type="float" office:value="22.9613733905579">
            <text:p>22,96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7" office:value-type="string">
            <text:p>Payment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50">
            <text:p>50</text:p>
          </table:table-cell>
          <table:table-cell table:style-name="ce37" table:formula="of:= ([.C25]/[.B25])*100" office:value-type="float" office:value="50">
            <text:p>50</text:p>
          </table:table-cell>
          <table:table-cell table:style-name="ce37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18" table:default-cell-style-name="ce47"/>
        <table:table-column table:style-name="co17" table:default-cell-style-name="ce47"/>
        <table:table-column table:style-name="co28" table:default-cell-style-name="ce47"/>
        <table:table-column table:style-name="co11" table:default-cell-style-name="ce47"/>
        <table:table-column table:style-name="co19" table:default-cell-style-name="ce47"/>
        <table:table-column table:style-name="co29" table:default-cell-style-name="ce47"/>
        <table:table-column table:style-name="co30" table:default-cell-style-name="ce47"/>
        <table:table-column table:style-name="co16" table:default-cell-style-name="ce47"/>
        <table:table-column table:style-name="co12" table:number-columns-repeated="1011" table:default-cell-style-name="ce47"/>
        <table:table-row table:style-name="ro9">
          <table:table-cell table:style-name="ce41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6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8" office:value-type="string">
            <text:p>Наименование</text:p>
          </table:table-cell>
          <table:table-cell table:style-name="ce48" office:value-type="string">
            <text:p>Всего</text:p>
          </table:table-cell>
          <table:table-cell table:style-name="ce48" office:value-type="string">
            <text:p>Выполнено</text:p>
          </table:table-cell>
          <table:table-cell table:style-name="ce48" office:value-type="string">
            <text:p>%</text:p>
          </table:table-cell>
          <table:table-cell table:style-name="ce48" office:value-type="string">
            <text:p>Пункт 1</text:p>
          </table:table-cell>
          <table:table-cell table:style-name="ce48" office:value-type="string">
            <text:p>Пункт 2</text:p>
          </table:table-cell>
          <table:table-cell table:style-name="ce48" office:value-type="string">
            <text:p>Пункт 3</text:p>
          </table:table-cell>
          <table:table-cell table:style-name="ce48" office:value-type="string">
            <text:p>Пункт 4</text:p>
          </table:table-cell>
          <table:table-cell table:style-name="ce48" office:value-type="string">
            <text:p>Пункт 5</text:p>
          </table:table-cell>
          <table:table-cell table:style-name="ce48" office:value-type="string">
            <text:p>Пункт 6</text:p>
          </table:table-cell>
          <table:table-cell table:style-name="ce48" office:value-type="string">
            <text:p>Пункт 7</text:p>
          </table:table-cell>
          <table:table-cell table:style-name="ce48" office:value-type="string">
            <text:p>Пункт 8</text:p>
          </table:table-cell>
          <table:table-cell table:style-name="ce48" office:value-type="string">
            <text:p>Пункт 9</text:p>
          </table:table-cell>
          <table:table-cell table:style-name="ce48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9" office:value-type="string">
            <text:p>English</text:p>
          </table:table-cell>
          <table:table-cell table:style-name="ce49"/>
          <table:table-cell table:style-name="ce49" office:value-type="string">
            <text:p>Pre – intermediate</text:p>
          </table:table-cell>
          <table:table-cell table:style-name="ce49"/>
          <table:table-cell table:style-name="ce49" office:value-type="string">
            <text:p>Elementary</text:p>
          </table:table-cell>
          <table:table-cell table:style-name="ce49" office:value-type="string">
            <text:p>Pre – intermediate</text:p>
          </table:table-cell>
          <table:table-cell table:style-name="ce49" office:value-type="string">
            <text:p>Intermediate</text:p>
          </table:table-cell>
          <table:table-cell table:style-name="ce49" office:value-type="string">
            <text:p>Upper – Intermediate</text:p>
          </table:table-cell>
          <table:table-cell table:style-name="ce49" office:value-type="string">
            <text:p>Advanced</text:p>
          </table:table-cell>
          <table:table-cell table:style-name="ce49" office:value-type="string">
            <text:p>Proficient</text:p>
          </table:table-cell>
          <table:table-cell table:style-name="ce49" table:number-columns-repeated="4"/>
          <table:table-cell table:number-columns-repeated="1010"/>
        </table:table-row>
        <table:table-row table:style-name="ro10">
          <table:table-cell table:style-name="ce49" office:value-type="string">
            <text:p>Спорт</text:p>
          </table:table-cell>
          <table:table-cell table:style-name="ce49" office:value-type="float" office:value="180">
            <text:p>180</text:p>
          </table:table-cell>
          <table:table-cell table:style-name="ce49" office:value-type="float" office:value="78">
            <text:p>78</text:p>
          </table:table-cell>
          <table:table-cell table:style-name="ce49" office:value-type="string">
            <text:p>&gt;10% <text:s/>&lt;25%</text:p>
          </table:table-cell>
          <table:table-cell table:style-name="ce51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2" office:value-type="string">
            <text:p>Java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3">
            <text:p>13</text:p>
          </table:table-cell>
          <table:table-cell table:style-name="ce42" table:formula="of:= ([.C11] / [.B11]) * 100" office:value-type="float" office:value="13">
            <text:p>13</text:p>
          </table:table-cell>
          <table:table-cell table:style-name="ce52" office:value-type="string">
            <text:p>Head first 10%</text:p>
          </table:table-cell>
          <table:table-cell table:style-name="ce54" office:value-type="string">
            <text:p>Паттерны 15% (3)</text:p>
          </table:table-cell>
          <table:table-cell table:style-name="ce53" office:value-type="string">
            <text:p>Spring <text:s/>10%</text:p>
          </table:table-cell>
          <table:table-cell table:style-name="ce53" office:value-type="string">
            <text:p>Сервлеты 10%</text:p>
          </table:table-cell>
          <table:table-cell table:style-name="ce53" office:value-type="string">
            <text:p>Hibernate 10%</text:p>
          </table:table-cell>
          <table:table-cell table:style-name="ce53" office:value-type="string">
            <text:p>Concurrency 10%</text:p>
          </table:table-cell>
          <table:table-cell table:style-name="ce53" office:value-type="string">
            <text:p>Maven 5%</text:p>
          </table:table-cell>
          <table:table-cell table:style-name="ce53" office:value-type="string">
            <text:p>Шилдт java 8 1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 table:style-name="ce41" office:value-type="string">
            <text:p>Android</text:p>
          </table:table-cell>
          <table:table-cell table:style-name="ce41" office:value-type="float" office:value="100">
            <text:p>100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3" office:value-type="string">
            <text:p>Head first 20%</text:p>
          </table:table-cell>
          <table:table-cell table:style-name="ce53" table:number-columns-repeated="9"/>
          <table:table-cell table:number-columns-repeated="1010"/>
        </table:table-row>
        <table:table-row table:style-name="ro9">
          <table:table-cell table:style-name="ce42" office:value-type="string">
            <text:p>Доход</text:p>
          </table:table-cell>
          <table:table-cell table:style-name="ce42" office:value-type="float" office:value="200000">
            <text:p>200000</text:p>
          </table:table-cell>
          <table:table-cell table:style-name="ce42" office:value-type="float" office:value="35000">
            <text:p>35000</text:p>
          </table:table-cell>
          <table:table-cell table:style-name="ce42" table:formula="of:= ([.C13] / [.B13]) * 100" office:value-type="float" office:value="17.5">
            <text:p>17,5</text:p>
          </table:table-cell>
          <table:table-cell table:style-name="ce54" table:number-columns-repeated="10"/>
          <table:table-cell table:number-columns-repeated="1010"/>
        </table:table-row>
        <table:table-row table:style-name="ro11">
          <table:table-cell table:style-name="ce42" office:value-type="string">
            <text:p>Здоровье(Начало)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10">
            <text:p>10</text:p>
          </table:table-cell>
          <table:table-cell table:style-name="ce42" table:formula="of:= ([.C14] / [.B14]) * 100" office:value-type="float" office:value="10">
            <text:p>10</text:p>
          </table:table-cell>
          <table:table-cell table:style-name="ce54" office:value-type="string">
            <text:p>45 мин у стены 10% (2)</text:p>
          </table:table-cell>
          <table:table-cell table:style-name="ce54" office:value-type="string">
            <text:p>5 дней без белка10% (0)</text:p>
          </table:table-cell>
          <table:table-cell table:style-name="ce54" office:value-type="string">
            <text:p>Мильгамма 10% (8)</text:p>
          </table:table-cell>
          <table:table-cell table:style-name="ce54" table:number-columns-repeated="7"/>
          <table:table-cell table:number-columns-repeated="1010"/>
        </table:table-row>
        <table:table-row table:style-name="ro10">
          <table:table-cell table:style-name="ce42" office:value-type="string">
            <text:p>Программирование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21">
            <text:p>21</text:p>
          </table:table-cell>
          <table:table-cell table:style-name="ce42" table:formula="of:= ([.C15] / [.B15]) * 100" office:value-type="float" office:value="21">
            <text:p>21</text:p>
          </table:table-cell>
          <table:table-cell table:style-name="ce55" office:value-type="string">
            <text:p>Программист – фан 5%(5)</text:p>
          </table:table-cell>
          <table:table-cell table:style-name="ce54" office:value-type="string">
            <text:p>Clean code 20%(4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4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0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1.05.2018</text:date>, <text:time>19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18H56M46S</meta:editing-duration>
    <meta:editing-cycles>316</meta:editing-cycles>
    <meta:generator>OpenOffice/4.1.3$Win32 OpenOffice.org_project/413m1$Build-9783</meta:generator>
    <dc:date>2018-05-21T19:56:43.60</dc:date>
    <meta:document-statistic meta:table-count="4" meta:cell-count="676" meta:object-count="0"/>
    <meta:user-defined meta:name="Info 1"/>
    <meta:user-defined meta:name="Info 2"/>
    <meta:user-defined meta:name="Info 3"/>
    <meta:user-defined meta:name="Info 4"/>
  </office:meta>
</office:document-meta>
</file>